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1c1c1c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svg:stroke-width="0.212cm" svg:stroke-color="#c9211e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svg:stroke-color="#00a933" draw:marker-start-width="0.518cm" draw:marker-end-width="0.518cm" draw:fill-color="#c9211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dash" draw:stroke-dash="Dot_20__28_Rounded_29_" svg:stroke-width="0.212cm" svg:stroke-color="#00a933" draw:marker-start-width="0.518cm" draw:marker-end-width="0.518cm" svg:stroke-linecap="round" draw:fill-color="#c9211e" draw:textarea-vertical-align="middle" fo:padding-top="0.231cm" fo:padding-bottom="0.231cm" fo:padding-left="0.356cm" fo:padding-right="0.356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  <style:text-properties fo:color="#00a933" loext:opacity="100%" style:font-name="FreeMono" fo:font-size="96pt" style:font-size-asian="96pt" style:font-size-complex="9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9211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00a933" loext:opacity="100%" style:font-name="FreeMono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# Alexandre Mascarenhas - University of Tsukuba 2022]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14.726cm" svg:height="3.638cm" svg:x="8.869cm" svg:y="12.065cm">
          <draw:text-box>
            <text:p><text:span text:style-name="T1">Ecog</text:span><text:span text:style-name="T1">ora</text:span></text:p>
          </draw:text-box>
        </draw:frame>
        <draw:line draw:style-name="gr2" draw:text-style-name="P2" draw:layer="layout" svg:x1="10.755cm" svg:y1="7.42cm" svg:x2="15.88cm" svg:y2="7.42cm">
          <text:p/>
        </draw:line>
        <draw:ellipse draw:style-name="gr3" draw:text-style-name="P3" draw:layer="layout" svg:width="10.795cm" svg:height="9.373cm" draw:transform="rotate (0.011693705988362) translate (10.757cm 2.758cm)" draw:kind="arc" draw:start-angle="87.83" draw:end-angle="269.81">
          <text:p/>
        </draw:ellipse>
        <draw:ellipse draw:style-name="gr4" draw:text-style-name="P3" draw:layer="layout" svg:width="10.382cm" svg:height="9.373cm" draw:transform="skewX (0.0010471975511966) rotate (-3.14159265358979) translate (21.55cm 12.065cm)" draw:kind="arc" draw:start-angle="87.83" draw:end-angle="269.81">
          <text:p/>
        </draw:ellips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1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suffix="." style:num-format="1">
            <style:list-level-properties text:min-label-width="0.6cm"/>
            <style:text-properties fo:color="#000000" fo:font-size="100%"/>
          </text:list-level-style-number>
          <text:list-level-style-number text:level="2" style:num-suffix=".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.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.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.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.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.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.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.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.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number text:level="1" style:num-suffix="." style:num-format="1">
            <style:list-level-properties text:min-label-width="0.6cm"/>
            <style:text-properties fo:color="#000000" fo:font-size="100%"/>
          </text:list-level-style-number>
          <text:list-level-style-number text:level="2" style:num-suffix="." style:num-format="1">
            <style:list-level-properties text:space-before="0.6cm" text:min-label-width="0.6cm"/>
            <style:text-properties fo:color="#000000" fo:font-size="100%"/>
          </text:list-level-style-number>
          <text:list-level-style-number text:level="3" style:num-suffix="." style:num-format="1">
            <style:list-level-properties text:space-before="1.2cm" text:min-label-width="0.6cm"/>
            <style:text-properties fo:color="#000000" fo:font-size="100%"/>
          </text:list-level-style-number>
          <text:list-level-style-number text:level="4" style:num-suffix="." style:num-format="1">
            <style:list-level-properties text:space-before="1.8cm" text:min-label-width="0.6cm"/>
            <style:text-properties fo:color="#000000" fo:font-size="100%"/>
          </text:list-level-style-number>
          <text:list-level-style-number text:level="5" style:num-suffix="." style:num-format="1">
            <style:list-level-properties text:space-before="2.4cm" text:min-label-width="0.6cm"/>
            <style:text-properties fo:color="#000000" fo:font-size="100%"/>
          </text:list-level-style-number>
          <text:list-level-style-number text:level="6" style:num-suffix="." style:num-format="1">
            <style:list-level-properties text:space-before="3cm" text:min-label-width="0.6cm"/>
            <style:text-properties fo:color="#000000" fo:font-size="100%"/>
          </text:list-level-style-number>
          <text:list-level-style-number text:level="7" style:num-suffix="." style:num-format="1">
            <style:list-level-properties text:space-before="3.6cm" text:min-label-width="0.6cm"/>
            <style:text-properties fo:color="#000000" fo:font-size="100%"/>
          </text:list-level-style-number>
          <text:list-level-style-number text:level="8" style:num-suffix="." style:num-format="1">
            <style:list-level-properties text:space-before="4.2cm" text:min-label-width="0.6cm"/>
            <style:text-properties fo:color="#000000" fo:font-size="100%"/>
          </text:list-level-style-number>
          <text:list-level-style-number text:level="9" style:num-suffix="." style:num-format="1">
            <style:list-level-properties text:space-before="4.8cm" text:min-label-width="0.6cm"/>
            <style:text-properties fo:color="#000000" fo:font-size="100%"/>
          </text:list-level-style-number>
          <text:list-level-style-number text:level="10" style:num-suffix="." style:num-format="1">
            <style:list-level-properties text:space-before="5.4cm" text:min-label-width="0.6cm"/>
            <style:text-properties fo:color="#000000" fo:font-size="100%"/>
          </text:list-level-style-number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83cm" fo:margin-bottom="0cm" fo:text-indent="0cm"/>
      <style:text-properties fo:font-size="3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color="#ffffff" loext:opacity="100%" style:font-name="Liberation Mono1"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Mono1" fo:font-size="10pt" style:font-size-asian="14pt" style:font-size-complex="14pt"/>
    </style:style>
    <style:style style:name="MP7" style:family="paragraph">
      <style:paragraph-properties fo:text-align="end" style:writing-mode="lr-tb"/>
      <style:text-properties fo:color="#ffffff" loext:opacity="100%" style:font-name="Liberation Mono1"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fo:color="#ffffff" loext:opacity="100%" style:font-name="Liberation Mono1"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Liberation Mono1" fo:font-size="1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30.478cm" svg:height="3.18cm" svg:x="1.693cm" svg:y="0.759cm" presentation:class="title" presentation:placeholder="true">
        <draw:text-box/>
      </draw:frame>
      <draw:frame presentation:style-name="Default-outline1" draw:layer="backgroundobjects" svg:width="30.478cm" svg:height="11.048cm" svg:x="1.693cm" svg:y="4.457cm" presentation:class="outline" presentation:placeholder="true">
        <draw:text-box/>
      </draw:frame>
      <draw:frame presentation:style-name="Mpr1" draw:text-style-name="MP2" draw:layer="backgroundobjects" svg:width="7.89cm" svg:height="0.886cm" svg:x="1.693cm" svg:y="17.7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3.97cm" svg:height="0.886cm" svg:x="10.16cm" svg:y="17.7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7.406cm" svg:height="0.886cm" svg:x="24.765cm" svg:y="17.78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4T17:58:33.473088105</meta:creation-date>
    <dc:date>2023-01-27T17:24:30.805194436</dc:date>
    <meta:editing-duration>PT4H28M14S</meta:editing-duration>
    <meta:editing-cycles>52</meta:editing-cycles>
    <meta:generator>LibreOffice/7.3.7.2$Linux_X86_64 LibreOffice_project/30$Build-2</meta:generator>
    <meta:document-statistic meta:object-count="27"/>
  </office:meta>
</office:document-meta>
</file>